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NewPS-BoldMT" svg:font-family="CourierNewPS-Bold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rsid="000e78a4" officeooo:paragraph-rsid="000e78a4"/>
    </style:style>
    <style:style style:name="P3" style:family="paragraph" style:parent-style-name="Standard">
      <style:paragraph-properties style:writing-mode="lr-tb"/>
      <style:text-properties style:font-name="sans-serif" fo:font-size="13.5pt" officeooo:rsid="000e78a4" officeooo:paragraph-rsid="000e78a4"/>
    </style:style>
    <style:style style:name="P4" style:family="paragraph" style:parent-style-name="Standard">
      <style:paragraph-properties fo:break-before="page" style:writing-mode="lr-tb"/>
      <style:text-properties style:font-name="sans-serif" fo:font-size="13.5pt" officeooo:rsid="000e78a4" officeooo:paragraph-rsid="000e78a4"/>
    </style:style>
    <style:style style:name="P5" style:family="paragraph" style:parent-style-name="Standard">
      <style:paragraph-properties style:writing-mode="lr-tb"/>
      <style:text-properties officeooo:rsid="001176dd" officeooo:paragraph-rsid="001176dd"/>
    </style:style>
    <style:style style:name="P6" style:family="paragraph" style:parent-style-name="Standard">
      <style:paragraph-properties style:writing-mode="lr-tb"/>
      <style:text-properties fo:font-weight="bold" officeooo:rsid="000e78a4" officeooo:paragraph-rsid="000e78a4" style:font-weight-asian="bold" style:font-weight-complex="bold"/>
    </style:style>
    <style:style style:name="P7" style:family="paragraph" style:parent-style-name="Standard">
      <style:paragraph-properties fo:break-before="page" style:writing-mode="lr-tb"/>
    </style:style>
    <style:style style:name="P8" style:family="paragraph" style:parent-style-name="Standard">
      <style:paragraph-properties style:writing-mode="lr-tb"/>
      <style:text-properties officeooo:rsid="001216af" officeooo:paragraph-rsid="001216af"/>
    </style:style>
    <style:style style:name="P9" style:family="paragraph" style:parent-style-name="Standard">
      <style:paragraph-properties style:writing-mode="lr-tb"/>
      <style:text-properties officeooo:paragraph-rsid="001216af"/>
    </style:style>
    <style:style style:name="P10" style:family="paragraph" style:parent-style-name="Standard">
      <style:paragraph-properties style:writing-mode="lr-tb"/>
      <style:text-properties officeooo:rsid="001216af" officeooo:paragraph-rsid="001216af"/>
    </style:style>
    <style:style style:name="P11" style:family="paragraph" style:parent-style-name="Standard">
      <style:paragraph-properties style:writing-mode="lr-tb"/>
      <style:text-properties officeooo:rsid="0012f8dc" officeooo:paragraph-rsid="0012f8dc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size="15pt" fo:font-weight="normal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style:writing-mode="lr-tb"/>
      <style:text-properties style:font-name="Liberation Serif1" fo:font-size="15pt" fo:font-weight="normal" officeooo:rsid="0012f8dc" officeooo:paragraph-rsid="0012f8dc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break-before="page" style:writing-mode="lr-tb"/>
      <style:text-properties style:font-name="Liberation Serif1" fo:font-size="15pt" fo:font-weight="normal" officeooo:rsid="0012f8dc" officeooo:paragraph-rsid="0012f8dc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ize="18pt" fo:font-weight="normal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ize="18pt" fo:font-weight="normal" officeooo:rsid="0012f8dc" officeooo:paragraph-rsid="0012f8dc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style:writing-mode="lr-tb"/>
      <style:text-properties fo:font-size="15pt" officeooo:rsid="0012f8dc" officeooo:paragraph-rsid="0012f8dc" style:font-size-asian="15pt" style:font-size-complex="15pt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5.75pt"/>
    </style:style>
    <style:style style:name="T3" style:family="text">
      <style:text-properties style:font-name="sans-serif" fo:font-size="15.75pt" fo:font-weight="bold" style:font-weight-asian="bold" style:font-weight-complex="bold"/>
    </style:style>
    <style:style style:name="T4" style:family="text">
      <style:text-properties style:font-name="monospace" fo:font-size="13.5pt"/>
    </style:style>
    <style:style style:name="T5" style:family="text">
      <style:text-properties style:font-name="monospace" fo:font-size="13.5pt" officeooo:rsid="000e78a4"/>
    </style:style>
    <style:style style:name="T6" style:family="text">
      <style:text-properties style:font-name="monospace" fo:font-size="11.25pt"/>
    </style:style>
    <style:style style:name="T7" style:family="text">
      <style:text-properties style:font-name="monospace" fo:font-size="12pt"/>
    </style:style>
    <style:style style:name="T8" style:family="text">
      <style:text-properties fo:font-size="15.75pt"/>
    </style:style>
    <style:style style:name="T9" style:family="text">
      <style:text-properties fo:font-size="15.75pt" style:text-underline-style="none" fo:font-weight="bold" style:font-weight-asian="bold" style:font-weight-complex="bold"/>
    </style:style>
    <style:style style:name="T10" style:family="text">
      <style:text-properties officeooo:rsid="000fe820"/>
    </style:style>
    <style:style style:name="T11" style:family="text">
      <style:text-properties officeooo:rsid="001176d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Los enumerados permiten la</text:span> <text:span text:style-name="T1">personalización</text:span> <text:span text:style-name="T1">de tipos de datos primitivos</text:span> </text:p>
      <text:p text:style-name="P1"><text:span text:style-name="T1">Un tipo enumerado en Java es un tipo “especial” que en cierta medida puede usarse como</text:span> <text:span text:style-name="T1">una</text:span> <text:span text:style-name="T1">clase</text:span> <text:span text:style-name="T1">y</text:span> <text:span text:style-name="T1">admite</text:span> <text:span text:style-name="T1">ciertas</text:span> <text:span text:style-name="T1">posibilidades</text:span> <text:span text:style-name="T1">especiales.</text:span> </text:p>
      <text:p text:style-name="P1"/>
      <text:p text:style-name="P1"><text:span text:style-name="T4">public</text:span> <text:span text:style-name="T4">enum </text:span><text:span text:style-name="T5">Equipo</text:span><text:span text:style-name="T4"> {</text:span> </text:p>
      <text:p text:style-name="P2">Madrid </text:p>
      <text:p text:style-name="P2">Barca </text:p>
      <text:p text:style-name="P2">Sevilla</text:p>
      <text:p text:style-name="P2">}</text:p>
      <text:p text:style-name="P2"/>
      <text:p text:style-name="P6">Vectores</text:p>
      <text:p text:style-name="P2"><text:s/>String[] palabras = new String[n_palabras];</text:p>
      <text:p text:style-name="P2">int[] numeros = new int [4];</text:p>
      <text:p text:style-name="P2"/>
      <text:p text:style-name="P2"/>
      <text:p text:style-name="P2"/>
      <text:p text:style-name="P6">MATRIZ</text:p>
      <text:p text:style-name="P2"/>
      <text:p text:style-name="P2"><text:s text:c="8"/>int matriz[][] = new int[6][5];</text:p>
      <text:p text:style-name="P2"/>
      <text:p text:style-name="P2"><text:s text:c="2"/>for (int i = 0; i &lt; matriz.length; i++) {</text:p>
      <text:p text:style-name="P2"><text:s text:c="12"/>for (int j = 0; j &lt; matriz[j].length; j++) {</text:p>
      <text:p text:style-name="P2"><text:s text:c="16"/>matriz[i][j] = ‘-’;</text:p>
      <text:p text:style-name="P2"><text:s text:c="16"/></text:p>
      <text:p text:style-name="P2"/>
      <text:p text:style-name="P2"><text:s text:c="12"/>}</text:p>
      <text:p text:style-name="P2"><text:s text:c="8"/>}</text:p>
      <text:p text:style-name="P2"/>
      <text:p text:style-name="P2"><text:span text:style-name="T3">Algoritmos de búsqueda.</text:span> </text:p>
      <text:p text:style-name="P2"/>
      <text:p text:style-name="P2"><text:span text:style-name="T1">Secuencial</text:span> <text:s/><text:span text:style-name="T10">Lineal</text:span></text:p>
      <text:p text:style-name="P5">Recorrer el array desde el inicio hasta encontrar el numero buscado.</text:p>
      <text:p text:style-name="P5">Un for y un if </text:p>
      <text:p text:style-name="P5"/>
      <text:p text:style-name="P2"/>
      <text:p text:style-name="P3">Binaria <text:span text:style-name="T11">log2n</text:span></text:p>
      <text:p text:style-name="P3">ha de cumplir la condición principal de que el vector se<text:line-break/>encuentre ordenado, se basa en ir “partiendo” el vector en 2 en cada iteración </text:p>
      <text:p text:style-name="P3"/>
      <text:p text:style-name="P3"><text:span text:style-name="T7">int[] vector = {14, 25, 36, 47, 52, 53, 68, 76, 100, 112, 145, 178, 541};</text:span><text:line-break/><text:span text:style-name="T7">int</text:span> <text:span text:style-name="T7">numero, inferior, superior, mitad;</text:span><text:line-break/><text:span text:style-name="T7">boolean encontrado = false;</text:span></text:p>
      <text:p text:style-name="P1"><text:span text:style-name="T7">Scanner teclado = new Scanner(System.in);</text:span><text:line-break/><text:span text:style-name="T7">System.out.println("Introduce el número a buscar");</text:span><text:line-break/><text:span text:style-name="T7">numero = teclado.nextInt();</text:span><text:line-break/><text:span text:style-name="T7">inferior = 0;</text:span><text:line-break/><text:span text:style-name="T7">superior = vector.length-1;</text:span><text:line-break/><text:span text:style-name="T7">System.out.println("Al iniciar inferior:"+inferior+"</text:span><text:line-break/><text:span text:style-name="T7">superior:"+superior);</text:span><text:line-break/><text:span text:style-name="T7">do {</text:span><text:line-break/><text:soft-page-break/><text:span text:style-name="T7">mitad = (superior + inferior) / 2;</text:span><text:line-break/><text:span text:style-name="T7">if (numero == vector[mitad]) {</text:span><text:line-break/><text:span text:style-name="T7">encontrado = true;</text:span><text:line-break/><text:span text:style-name="T7">} else {</text:span><text:line-break/><text:span text:style-name="T7">if (numero &lt; vector[mitad]) {</text:span><text:line-break/><text:span text:style-name="T7">superior = mitad-1 ;</text:span><text:line-break/><text:span text:style-name="T7">} else {</text:span><text:line-break/><text:span text:style-name="T7">inferior = mitad+1 ;</text:span><text:line-break/><text:span text:style-name="T7">}</text:span><text:line-break/><text:span text:style-name="T7">}</text:span><text:line-break/><text:span text:style-name="T7">System.out.println("Al salir vale mitad:"+mitad+"</text:span><text:line-break/><text:span text:style-name="T7">inferior:"+inferior+" superior:"+superior);</text:span><text:line-break/><text:span text:style-name="T7">} while (inferior &lt;= superior</text:span> <text:span text:style-name="T7">&amp;&amp; !encontrado);</text:span><text:line-break/><text:span text:style-name="T7">if (encontrado) {</text:span><text:line-break/><text:span text:style-name="T7">System.out.println("El número " + numero + "se encuentra en la</text:span><text:line-break/><text:span text:style-name="T7">posición</text:span> <text:span text:style-name="T7">" + mitad);</text:span><text:line-break/><text:span text:style-name="T7">} else {</text:span><text:line-break/><text:span text:style-name="T7">System.out.println("El número " + numero + " NO se encuentra");</text:span><text:line-break/><text:span text:style-name="T7">}</text:span><text:line-break/><text:span text:style-name="T7">}</text:span> </text:p>
      <text:p text:style-name="P4"/>
      <text:p text:style-name="P3"><text:span text:style-name="T9">Algoritmos de ordenación.</text:span> </text:p>
      <text:p text:style-name="P3"/>
      <text:p text:style-name="P3">Burbuja </text:p>
      <text:p text:style-name="P3"/>
      <text:p text:style-name="P3">Consiste en recorrer el array comparando elementos adyacente </text:p>
      <text:p text:style-name="P3"/>
      <text:p text:style-name="P3"><text:span text:style-name="T6">int[] vector = {14, 25, 3, 7, 52, 5, 68, 6, 10, 12, 15, 78, 1};</text:span><text:line-break/><text:span text:style-name="T6">int</text:span> <text:span text:style-name="T6">temporal;</text:span><text:line-break/><text:span text:style-name="T6">for</text:span> <text:span text:style-name="T6">(int i = 0; i &lt; vector.length; i++) {</text:span><text:line-break/><text:span text:style-name="T6">for (int j = 0; j &lt; vector.length; j++) {</text:span><text:line-break/><text:span text:style-name="T6">if (vector[i] &lt; vector[j]) {</text:span><text:line-break/><text:span text:style-name="T6">temporal = vector[i];</text:span><text:line-break/><text:span text:style-name="T6">vector[i] = vector[j];</text:span><text:line-break/><text:span text:style-name="T6">vector[j] = temporal;</text:span><text:line-break/><text:tab/><text:tab/><text:span text:style-name="T6">}</text:span><text:line-break/><text:tab/><text:span text:style-name="T6">}</text:span><text:line-break/><text:span text:style-name="T6">}</text:span> </text:p>
      <text:p text:style-name="P3"/>
      <text:p text:style-name="P3"><text:span text:style-name="T8">Selección</text:span> </text:p>
      <text:p text:style-name="P3"/>
      <text:p text:style-name="P3"><text:span text:style-name="T6">int[] vector = {14, 25, 3, 7, 52, 5, 68, 6, 10, 12, 15, 78, 1};</text:span><text:line-break/><text:span text:style-name="T6">//indice sirve para guardar el menor de la parte desordenadad, temporal</text:span><text:line-break/><text:span text:style-name="T6">//para el intercambio</text:span><text:line-break/><text:span text:style-name="T6">int</text:span> <text:span text:style-name="T6">indice, temporal;</text:span><text:line-break/><text:span text:style-name="T6">//indica la parte ordenada</text:span><text:line-break/><text:span text:style-name="T6">int</text:span> <text:span text:style-name="T6">indice_ordenado = 0;</text:span><text:line-break/><text:span text:style-name="T6">for</text:span> <text:span text:style-name="T6">(int i = indice_ordenado; i &lt; vector.length; i++) {</text:span><text:line-break/><text:span text:style-name="T6">indice = i;</text:span><text:line-break/><text:span text:style-name="T6">for (int j = indice_ordenado ; j &lt; vector.length; j++) {</text:span><text:line-break/><text:span text:style-name="T6">//si se encuentra uno menor se guarda para intercambiarlo</text:span><text:line-break/><text:span text:style-name="T6">if (vector[indice] &gt; vector[j]) {</text:span><text:line-break/><text:span text:style-name="T6">indice = j;</text:span><text:line-break/><text:span text:style-name="T6">}</text:span><text:line-break/><text:span text:style-name="T6">}</text:span><text:line-break/><text:span text:style-name="T6">//se realiza el intercambio si se ha encontrado uno ordenado después</text:span><text:line-break/><text:span text:style-name="T6">if (indice_ordenado != indice) {</text:span><text:line-break/><text:span text:style-name="T6">temporal = vector[indice_ordenado];</text:span><text:line-break/><text:span text:style-name="T6">vector[indice_ordenado] = vector[indice];</text:span><text:line-break/><text:span text:style-name="T6">vector[indice] = temporal;</text:span><text:line-break/><text:span text:style-name="T6">}</text:span></text:p>
      <text:p text:style-name="P1"><text:span text:style-name="T6">//se incrementa la parte ordenada en 1</text:span><text:line-break/><text:span text:style-name="T6">indice_ordenado++;</text:span><text:line-break/><text:span text:style-name="T6">}</text:span> </text:p>
      <text:p text:style-name="P1"/>
      <text:p text:style-name="P7"/>
      <text:p text:style-name="P1"><text:span text:style-name="T2">Inserción</text:span> </text:p>
      <text:p text:style-name="P1"/>
      <text:p text:style-name="P1"><text:span text:style-name="T6">int[] vector = {14, 5, 3, 7, 52, 500, 68, 6, 10, 12, 15, 78, 1};</text:span><text:line-break/><text:span text:style-name="T6">int</text:span> <text:span text:style-name="T6">indice, temporal;</text:span><text:line-break/><text:span text:style-name="T6">int</text:span> <text:span text:style-name="T6">indice_ordenado = 0;</text:span><text:line-break/><text:span text:style-name="T6">//se hace hasta la longitud -1 ya que en el último no se inserta</text:span><text:line-break/><text:span text:style-name="T6">ninguno</text:span><text:line-break/><text:span text:style-name="T6">for</text:span> <text:span text:style-name="T6">(int i = indice_ordenado; i &lt; vector.length-1; i++) {</text:span><text:line-break/><text:span text:style-name="T6">//se toma el siguiente</text:span><text:line-break/><text:span text:style-name="T6">indice = indice_ordenado+1 ;</text:span><text:line-break/><text:span text:style-name="T6">//se va de indice mayor a indice menor mientras no se llegue a 0 o</text:span><text:line-break/><text:span text:style-name="T6">//el valor del anterior sea menor</text:span><text:line-break/><text:span text:style-name="T6">for (int j = indice_ordenado; j &gt;= 0 &amp;&amp; vector[indice] &lt; vector[j];</text:span><text:line-break/><text:span text:style-name="T6">j--) {</text:span><text:line-break/><text:span text:style-name="T6">//se realiza el intercambio</text:span><text:line-break/><text:span text:style-name="T6">temporal = vector[indice];</text:span><text:line-break/><text:span text:style-name="T6">vector[indice] = vector[j];</text:span><text:line-break/><text:span text:style-name="T6">vector[j] = temporal;</text:span><text:line-break/><text:span text:style-name="T6">//se actualiza el indice del que se tiene que insertar</text:span><text:line-break/><text:span text:style-name="T6">indice=j;</text:span><text:line-break/><text:span text:style-name="T6">}</text:span><text:line-break/><text:span text:style-name="T6">//se incrementa la parte ordenada en 1</text:span><text:line-break/><text:span text:style-name="T6">indice_ordenado++;</text:span><text:line-break/><text:span text:style-name="T6">}</text:span> </text:p>
      <text:p text:style-name="P9"/>
      <text:p text:style-name="P9"/>
      <text:p text:style-name="P8">CADENAS</text:p>
      <text:p text:style-name="P8"/>
      <text:p text:style-name="P8"><text:span text:style-name="T6">string cadena= new string();</text:span> </text:p>
      <text:p text:style-name="P8"/>
      <text:p text:style-name="P8">equals</text:p>
      <text:p text:style-name="P8"/>
      <text:p text:style-name="P8"><text:span text:style-name="T6">char cadena.charAt(int indice)</text:span> </text:p>
      <text:p text:style-name="P8"/>
      <text:p text:style-name="P11">convertrsiones</text:p>
      <text:p text:style-name="P17"/>
      <text:p text:style-name="P12">int Integer.parseInt(String cadena);</text:p>
      <text:p text:style-name="P12">float Float.parseFloat(String cadena);</text:p>
      <text:p text:style-name="P13">double Double.parseDouble(String cadena);</text:p>
      <text:p text:style-name="P13"/>
      <text:p text:style-name="P14"/>
      <text:p text:style-name="P13">estructuras</text:p>
      <text:p text:style-name="P13"/>
      <text:p text:style-name="P15"/>
      <text:p text:style-name="P16">class Persona{</text:p>
      <text:p text:style-name="P16">String nombre;</text:p>
      <text:p text:style-name="P16">int numero;</text:p>
      <text:p text:style-name="P16">float sueldo;</text:p>
      <text:p text:style-name="P16">}</text:p>
      <text:p text:style-name="P16">Persona persona1;</text:p>
      <text:p text:style-name="P16">persona1 =newPersona();</text:p>
      <text:p text:style-name="P16">persona1.nombre=”Pepe”;</text:p>
      <text:p text:style-name="P16">persona1.numero=14;</text:p>
      <text:p text:style-name="P16">persona1.sueldo=1893.9;</text:p>
      <text:p text:style-name="P16">System.out.println(“El nombre es “+persona1.nombre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NewPS-BoldMT" svg:font-family="CourierNewPS-Bold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6T21:26:54.465000000</meta:creation-date>
    <dc:date>2023-01-17T19:59:11.271000000</dc:date>
    <meta:editing-duration>PT47M5S</meta:editing-duration>
    <meta:editing-cycles>7</meta:editing-cycles>
    <meta:generator>LibreOffice/7.4.0.3$Windows_X86_64 LibreOffice_project/f85e47c08ddd19c015c0114a68350214f7066f5a</meta:generator>
    <meta:document-statistic meta:table-count="0" meta:image-count="0" meta:object-count="0" meta:page-count="5" meta:paragraph-count="55" meta:word-count="617" meta:character-count="3948" meta:non-whitespace-character-count="3288"/>
  </office:meta>
</office:document-meta>
</file>